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102.6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ûts de construction de l'unité hydroponique – Prototype</text:p>
          </table:table-cell>
          <table:covered-table-cell table:number-columns-repeated="2"/>
          <table:covered-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Libellé</text:p>
          </table:table-cell>
          <table:table-cell table:style-name="ce2" office:value-type="string" calcext:value-type="string">
            <text:p>Prix unitair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Remarque</text:p>
          </table:table-cell>
        </table:table-row>
        <table:table-row table:style-name="ro2">
          <table:table-cell table:style-name="ce3" office:value-type="string" calcext:value-type="string">
            <text:p>Table à marée</text:p>
          </table:table-cell>
          <table:table-cell table:style-name="ce4" office:value-type="currency" office:currency="EUR" office:value="49" calcext:value-type="currency">
            <text:p>49,00 €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C4]*[.B4]" office:value-type="currency" office:currency="EUR" office:value="49" calcext:value-type="currency">
            <text:p>49,00 €</text:p>
          </table:table-cell>
          <table:table-cell/>
          <table:table-cell office:value-type="string" calcext:value-type="string">
            <text:p>bac récupérateur</text:p>
          </table:table-cell>
        </table:table-row>
        <table:table-row table:style-name="ro2">
          <table:table-cell table:style-name="ce3" office:value-type="string" calcext:value-type="string">
            <text:p>Table de culture</text:p>
          </table:table-cell>
          <table:table-cell table:style-name="ce4" office:value-type="currency" office:currency="EUR" office:value="15" calcext:value-type="currency">
            <text:p>15,00 €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[.C5]*[.B5]" office:value-type="currency" office:currency="EUR" office:value="15" calcext:value-type="currency">
            <text:p>15,00 €</text:p>
          </table:table-cell>
          <table:table-cell/>
          <table:table-cell office:value-type="string" calcext:value-type="string">
            <text:p>bac semis</text:p>
          </table:table-cell>
        </table:table-row>
        <table:table-row table:style-name="ro2">
          <table:table-cell table:style-name="ce3" office:value-type="string" calcext:value-type="string">
            <text:p>Armoir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nneau OSB 3</text:p>
          </table:table-cell>
          <table:table-cell table:style-name="ce4" office:value-type="currency" office:currency="EUR" office:value="24.9" calcext:value-type="currency">
            <text:p>24,90 €</text:p>
          </table:table-cell>
          <table:table-cell table:style-name="ce5" office:value-type="float" office:value="2" calcext:value-type="float">
            <text:p>2</text:p>
          </table:table-cell>
          <table:table-cell table:formula="of:=[.B7]*[.C7]" office:value-type="currency" office:currency="EUR" office:value="49.8" calcext:value-type="currency">
            <text:p>49,80 €</text:p>
          </table:table-cell>
          <table:table-cell/>
          <table:table-cell office:value-type="string" calcext:value-type="string">
            <text:p>3 plateaux</text:p>
          </table:table-cell>
        </table:table-row>
        <table:table-row table:style-name="ro2">
          <table:table-cell office:value-type="string" calcext:value-type="string">
            <text:p>Chevron sapin 50x50</text:p>
          </table:table-cell>
          <table:table-cell table:style-name="ce4" office:value-type="currency" office:currency="EUR" office:value="5.15" calcext:value-type="currency">
            <text:p>5,15 €</text:p>
          </table:table-cell>
          <table:table-cell table:style-name="ce5" office:value-type="float" office:value="2" calcext:value-type="float">
            <text:p>2</text:p>
          </table:table-cell>
          <table:table-cell table:formula="of:=[.C8]*[.B8]" office:value-type="currency" office:currency="EUR" office:value="10.3" calcext:value-type="currency">
            <text:p>10,30 €</text:p>
          </table:table-cell>
          <table:table-cell/>
          <table:table-cell office:value-type="string" calcext:value-type="string">
            <text:p>4 montants</text:p>
          </table:table-cell>
        </table:table-row>
        <table:table-row table:style-name="ro2">
          <table:table-cell office:value-type="string" calcext:value-type="string">
            <text:p>Panneau polystyrène extrudé</text:p>
          </table:table-cell>
          <table:table-cell table:style-name="ce4" office:value-type="currency" office:currency="EUR" office:value="3.97" calcext:value-type="currency">
            <text:p>3,97 €</text:p>
          </table:table-cell>
          <table:table-cell table:style-name="ce5" office:value-type="float" office:value="6" calcext:value-type="float">
            <text:p>6</text:p>
          </table:table-cell>
          <table:table-cell table:formula="of:=[.C9]*[.B9]" office:value-type="currency" office:currency="EUR" office:value="23.82" calcext:value-type="currency">
            <text:p>23,82 €</text:p>
          </table:table-cell>
          <table:table-cell/>
          <table:table-cell office:value-type="string" calcext:value-type="string">
            <text:p>3 côtés</text:p>
          </table:table-cell>
        </table:table-row>
        <table:table-row table:style-name="ro2">
          <table:table-cell office:value-type="string" calcext:value-type="string">
            <text:p>Plaque PMMA – plexiglas</text:p>
          </table:table-cell>
          <table:table-cell table:style-name="ce4" table:formula="of:=36.64*1.2" office:value-type="currency" office:currency="EUR" office:value="43.968" calcext:value-type="currency">
            <text:p>43,97 €</text:p>
          </table:table-cell>
          <table:table-cell table:style-name="ce5" office:value-type="float" office:value="1" calcext:value-type="float">
            <text:p>1</text:p>
          </table:table-cell>
          <table:table-cell table:formula="of:=[.C10]*[.B10]" office:value-type="currency" office:currency="EUR" office:value="43.968" calcext:value-type="currency">
            <text:p>43,97 €</text:p>
          </table:table-cell>
          <table:table-cell/>
          <table:table-cell office:value-type="string" calcext:value-type="string">
            <text:p>1mx1m, la porte doit être plus petite que prévue</text:p>
          </table:table-cell>
        </table:table-row>
        <table:table-row table:style-name="ro2">
          <table:table-cell table:number-columns-repeated="3"/>
          <table:table-cell table:style-name="ce7" table:formula="of:=SUM([.D7:.D10])" office:value-type="currency" office:currency="EUR" office:value="127.888" calcext:value-type="currency">
            <text:p>127,89 €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ylindre de cultur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VC rigide 5mm 1mx1m</text:p>
          </table:table-cell>
          <table:table-cell table:style-name="ce4" table:formula="of:=37.5*1.2" office:value-type="currency" office:currency="EUR" office:value="45" calcext:value-type="currency">
            <text:p>45,00 €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currency" office:currency="EUR" office:value="90" calcext:value-type="currency">
            <text:p>90,00 €</text:p>
          </table:table-cell>
          <table:table-cell/>
          <table:table-cell office:value-type="string" calcext:value-type="string">
            <text:p>les deux portes tube circulaires</text:p>
          </table:table-cell>
        </table:table-row>
        <table:table-row table:style-name="ro2">
          <table:table-cell office:value-type="string" calcext:value-type="string">
            <text:p>PVC rigide 5mm 1mx0,5m</text:p>
          </table:table-cell>
          <table:table-cell table:style-name="ce4" table:formula="of:=18.75*1.2" office:value-type="currency" office:currency="EUR" office:value="22.5" calcext:value-type="currency">
            <text:p>22,50 €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currency" office:currency="EUR" office:value="22.5" calcext:value-type="currency">
            <text:p>22,50 €</text:p>
          </table:table-cell>
          <table:table-cell/>
          <table:table-cell office:value-type="string" calcext:value-type="string">
            <text:p>les supports en croix haut et bas</text:p>
          </table:table-cell>
        </table:table-row>
        <table:table-row table:style-name="ro2">
          <table:table-cell office:value-type="string" calcext:value-type="string">
            <text:p>Tuyau PVC rigide 100mm 4m</text:p>
          </table:table-cell>
          <table:table-cell table:style-name="ce4" office:value-type="currency" office:currency="EUR" office:value="5.5" calcext:value-type="currency">
            <text:p>5,50 €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currency" office:currency="EUR" office:value="5.5" calcext:value-type="currency">
            <text:p>5,50 €</text:p>
          </table:table-cell>
          <table:table-cell/>
          <table:table-cell office:value-type="string" calcext:value-type="string">
            <text:p>tube central</text:p>
          </table:table-cell>
        </table:table-row>
        <table:table-row table:style-name="ro2">
          <table:table-cell office:value-type="string" calcext:value-type="string">
            <text:p>Tuyau PVC rigide 100mm 4m</text:p>
          </table:table-cell>
          <table:table-cell table:style-name="ce4" office:value-type="currency" office:currency="EUR" office:value="4.9" calcext:value-type="currency">
            <text:p>4,90 €</text:p>
          </table:table-cell>
          <table:table-cell office:value-type="float" office:value="5" calcext:value-type="float">
            <text:p>5</text:p>
          </table:table-cell>
          <table:table-cell table:formula="of:=[.B16]*[.C16]" office:value-type="currency" office:currency="EUR" office:value="24.5" calcext:value-type="currency">
            <text:p>24,50 €</text:p>
          </table:table-cell>
          <table:table-cell/>
          <table:table-cell office:value-type="string" calcext:value-type="string">
            <text:p>tubes de culture</text:p>
          </table:table-cell>
        </table:table-row>
        <table:table-row table:style-name="ro2">
          <table:table-cell office:value-type="string" calcext:value-type="string">
            <text:p>Roulette à bille</text:p>
          </table:table-cell>
          <table:table-cell table:style-name="ce4" office:value-type="currency" office:currency="EUR" office:value="1.69" calcext:value-type="currency">
            <text:p>1,69 €</text:p>
          </table:table-cell>
          <table:table-cell office:value-type="float" office:value="6" calcext:value-type="float">
            <text:p>6</text:p>
          </table:table-cell>
          <table:table-cell table:formula="of:=[.B17]*[.C17]" office:value-type="currency" office:currency="EUR" office:value="10.14" calcext:value-type="currency">
            <text:p>10,14 €</text:p>
          </table:table-cell>
          <table:table-cell/>
          <table:table-cell office:value-type="string" calcext:value-type="string">
            <text:p>roulements</text:p>
          </table:table-cell>
        </table:table-row>
        <table:table-row table:style-name="ro2">
          <table:table-cell table:number-columns-repeated="3"/>
          <table:table-cell table:style-name="ce7" table:formula="of:=SUM([.D13:.D17])" office:value-type="currency" office:currency="EUR" office:value="152.64" calcext:value-type="currency">
            <text:p>152,64 €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irculation eau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mpe 1000l/h</text:p>
          </table:table-cell>
          <table:table-cell table:style-name="ce4" office:value-type="currency" office:currency="EUR" office:value="19.9" calcext:value-type="currency">
            <text:p>19,90 €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currency" office:currency="EUR" office:value="19.9" calcext:value-type="currency">
            <text:p>19,9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yau semi rigide 16mm / m</text:p>
          </table:table-cell>
          <table:table-cell table:style-name="ce4" office:value-type="currency" office:currency="EUR" office:value="0.9" calcext:value-type="currency">
            <text:p>0,90 €</text:p>
          </table:table-cell>
          <table:table-cell office:value-type="float" office:value="2" calcext:value-type="float">
            <text:p>2</text:p>
          </table:table-cell>
          <table:table-cell table:formula="of:=[.B21]*[.C21]" office:value-type="currency" office:currency="EUR" office:value="1.8" calcext:value-type="currency">
            <text:p>1,8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yau PVC 4mm / m</text:p>
          </table:table-cell>
          <table:table-cell table:style-name="ce4" office:value-type="currency" office:currency="EUR" office:value="0.5" calcext:value-type="currency">
            <text:p>0,50 €</text:p>
          </table:table-cell>
          <table:table-cell office:value-type="float" office:value="10" calcext:value-type="float">
            <text:p>10</text:p>
          </table:table-cell>
          <table:table-cell table:formula="of:=[.B22]*[.C22]" office:value-type="currency" office:currency="EUR" office:value="5" calcext:value-type="currency">
            <text:p>5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ête de distribution 12 sorties</text:p>
          </table:table-cell>
          <table:table-cell table:style-name="ce4"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1.5" calcext:value-type="currency">
            <text:p>1,5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lier de serrage 16mm</text:p>
          </table:table-cell>
          <table:table-cell table:style-name="ce4" office:value-type="currency" office:currency="EUR" office:value="0.5" calcext:value-type="currency">
            <text:p>0,50 €</text:p>
          </table:table-cell>
          <table:table-cell office:value-type="float" office:value="2" calcext:value-type="float">
            <text:p>2</text:p>
          </table:table-cell>
          <table:table-cell table:formula="of:=[.B24]*[.C24]" office:value-type="currency" office:currency="EUR" office:value="1" calcext:value-type="currency">
            <text:p>1,00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7" table:formula="of:=SUM([.D20:.D24])" office:value-type="currency" office:currency="EUR" office:value="29.2" calcext:value-type="currency">
            <text:p>29,20 €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ond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H + conductivity sensors</text:p>
          </table:table-cell>
          <table:table-cell table:style-name="ce4" office:value-type="currency" office:currency="EUR" office:value="99" calcext:value-type="currency">
            <text:p>99,00 €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currency" office:currency="EUR" office:value="99" calcext:value-type="currency">
            <text:p>99,0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midité + température</text:p>
          </table:table-cell>
          <table:table-cell table:style-name="ce4" office:value-type="currency" office:currency="EUR" office:value="1.95" calcext:value-type="currency">
            <text:p>1,95 €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currency" office:currency="EUR" office:value="1.95" calcext:value-type="currency">
            <text:p>1,95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érature de l'eau</text:p>
          </table:table-cell>
          <table:table-cell table:style-name="ce4" office:value-type="currency" office:currency="EUR" office:value="4.89" calcext:value-type="currency">
            <text:p>4,89 €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currency" office:currency="EUR" office:value="4.89" calcext:value-type="currency">
            <text:p>4,89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étection niveau d'eau</text:p>
          </table:table-cell>
          <table:table-cell table:style-name="ce4" office:value-type="currency" office:currency="EUR" office:value="1.65" calcext:value-type="currency">
            <text:p>1,65 €</text:p>
          </table:table-cell>
          <table:table-cell office:value-type="float" office:value="2" calcext:value-type="float">
            <text:p>2</text:p>
          </table:table-cell>
          <table:table-cell table:formula="of:=[.B30]*[.C30]" office:value-type="currency" office:currency="EUR" office:value="3.3" calcext:value-type="currency">
            <text:p>3,30 €</text:p>
          </table:table-cell>
          <table:table-cell/>
          <table:table-cell office:value-type="string" calcext:value-type="string">
            <text:p>capteur haut et bas</text:p>
          </table:table-cell>
        </table:table-row>
        <table:table-row table:style-name="ro2">
          <table:table-cell table:number-columns-repeated="3"/>
          <table:table-cell table:style-name="ce7" table:formula="of:=SUM([.D27:.D30])" office:value-type="currency" office:currency="EUR" office:value="109.14" calcext:value-type="currency">
            <text:p>109,14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Action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ésistance chauffante</text:p>
          </table:table-cell>
          <table:table-cell office:value-type="float" office:value="17.66" calcext:value-type="float">
            <text:p>17,66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currency" office:currency="EUR" office:value="17.66" calcext:value-type="currency">
            <text:p>17,66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tilateur</text:p>
          </table:table-cell>
          <table:table-cell office:value-type="float" office:value="5.89" calcext:value-type="float">
            <text:p>5,89</text:p>
          </table:table-cell>
          <table:table-cell office:value-type="float" office:value="3" calcext:value-type="float">
            <text:p>3</text:p>
          </table:table-cell>
          <table:table-cell table:formula="of:=[.B35]*[.C35]" office:value-type="currency" office:currency="EUR" office:value="17.67" calcext:value-type="currency">
            <text:p>17,67 €</text:p>
          </table:table-cell>
          <table:table-cell/>
          <table:table-cell office:value-type="string" calcext:value-type="string">
            <text:p>2 pour l'unité plus une pour les alimentations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float" office:value="14.78" calcext:value-type="float">
            <text:p>14,78</text:p>
          </table:table-cell>
          <table:table-cell office:value-type="float" office:value="10" calcext:value-type="float">
            <text:p>10</text:p>
          </table:table-cell>
          <table:table-cell table:formula="of:=[.B36]*[.C36]" office:value-type="currency" office:currency="EUR" office:value="147.8" calcext:value-type="currency">
            <text:p>147,8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Électrovanne</text:p>
          </table:table-cell>
          <table:table-cell office:value-type="float" office:value="5.41" calcext:value-type="float">
            <text:p>5,41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currency" office:currency="EUR" office:value="10.82" calcext:value-type="currency">
            <text:p>10,82 €</text:p>
          </table:table-cell>
          <table:table-cell/>
          <table:table-cell office:value-type="string" calcext:value-type="string">
            <text:p>12V DC – 1 pour le niveau d'eau, une pour le bac à semis</text:p>
          </table:table-cell>
        </table:table-row>
        <table:table-row table:style-name="ro2">
          <table:table-cell table:number-columns-repeated="3"/>
          <table:table-cell table:style-name="ce7" table:formula="of:=SUM([.D34:.D37])" office:value-type="currency" office:currency="EUR" office:value="193.95" calcext:value-type="currency">
            <text:p>193,95 €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Informatiqu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39.9" calcext:value-type="float">
            <text:p>39,9</text:p>
          </table:table-cell>
          <table:table-cell office:value-type="float" office:value="1" calcext:value-type="float">
            <text:p>1</text:p>
          </table:table-cell>
          <table:table-cell table:formula="of:=[.B40]*[.C40]" office:value-type="currency" office:currency="EUR" office:value="39.9" calcext:value-type="currency">
            <text:p>39,90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duino uno</text:p>
          </table:table-cell>
          <table:table-cell office:value-type="float" office:value="7.59" calcext:value-type="float">
            <text:p>7,59</text:p>
          </table:table-cell>
          <table:table-cell office:value-type="float" office:value="2" calcext:value-type="float">
            <text:p>2</text:p>
          </table:table-cell>
          <table:table-cell table:formula="of:=[.B41]*[.C41]" office:value-type="currency" office:currency="EUR" office:value="15.18" calcext:value-type="currency">
            <text:p>15,18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7" table:formula="of:=SUM([.D40:.D41])" office:value-type="currency" office:currency="EUR" office:value="55.08" calcext:value-type="currency">
            <text:p>55,08 €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limentatio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12v – 40A</text:p>
          </table:table-cell>
          <table:table-cell office:value-type="float" office:value="22.84" calcext:value-type="float">
            <text:p>22,84</text:p>
          </table:table-cell>
          <table:table-cell office:value-type="float" office:value="1" calcext:value-type="float">
            <text:p>1</text:p>
          </table:table-cell>
          <table:table-cell table:formula="of:=[.B44]*[.C44]" office:value-type="currency" office:currency="EUR" office:value="22.84" calcext:value-type="currency">
            <text:p>22,84 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– 50W</text:p>
          </table:table-cell>
          <table:table-cell office:value-type="float" office:value="12.59" calcext:value-type="float">
            <text:p>12,59</text:p>
          </table:table-cell>
          <table:table-cell office:value-type="float" office:value="1" calcext:value-type="float">
            <text:p>1</text:p>
          </table:table-cell>
          <table:table-cell table:formula="of:=[.B45]*[.C45]" office:value-type="currency" office:currency="EUR" office:value="12.59" calcext:value-type="currency">
            <text:p>12,59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7" table:formula="of:=SUM([.D44:.D45])" office:value-type="currency" office:currency="EUR" office:value="35.43" calcext:value-type="currency">
            <text:p>35,43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 calcext:value-type="string">
            <text:p>TOTAL :</text:p>
          </table:table-cell>
          <table:table-cell table:style-name="ce7" table:formula="of:=[.D4]+[.D5]+[.D11]+[.D18]+[.D25]+[.D31]+[.D38]+[.D42]+[.D46]" office:value-type="currency" office:currency="EUR" office:value="767.328" calcext:value-type="currency">
            <text:p>767,33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ury</meta:initial-creator>
    <meta:creation-date>2016-11-03T09:03:15.714775328</meta:creation-date>
    <dc:date>2016-11-03T12:22:43.102796097</dc:date>
    <dc:creator>Christophe Bury</dc:creator>
    <meta:editing-duration>PT1H3M</meta:editing-duration>
    <meta:editing-cycles>6</meta:editing-cycles>
    <meta:generator>LibreOffice/5.0.3.2$Linux_X86_64 LibreOffice_project/00m0$Build-2</meta:generator>
    <meta:document-statistic meta:table-count="1" meta:cell-count="148" meta:object-count="0"/>
  </office:meta>
</office:document-meta>
</file>